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SPINOZA PAUCARA, YURI LIZB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SPINOZA PAUCARA YURI LIZB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CHOQUE AROCUTIPA JHEFERSON JHOE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50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